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fo:font-size="11pt" style:font-size-asian="11pt" style:font-size-complex="11pt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0.4510416666667cm" style:use-optimal-column-width="true"/>
    </style:style>
    <style:style style:name="co8" style:family="table-column">
      <style:table-column-properties fo:break-before="auto" style:column-width="13.2291666666667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206875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7458333333333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10" table:default-cell-style-name="ce1"/>
        <table:table-column table:style-name="co18" table:number-columns-repeated="1535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රිගණක ක්‍රමලේඛනයක්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න නිර්මා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ඉහල මට්ටමේ ක්‍රම ලේඛන භාෂා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වක් විසදීම සදහා අනුගමනය කරන ක්‍රමවේද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ලීම් සටහන්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ලීම් සටහන් හා ව්‍යාජ කේත නිර්මාණ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තේරීම් පාලන ව්‍යුහ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බහු තේරීම් පාලන ව්‍යුහ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ුනර්කරන පාලන ව්‍යුහය සහිත ක්‍රමලේඛන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ඛන භාෂා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මුලික කාරක වර්ග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කනයක අඩංගු මූලික කොටස්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ඛන නිර්මා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අනුක්‍රමය පාලන ව්‍යුහය සහිත ක්‍රමලේඛ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ඛන භාෂා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ඛන භාෂාව ඇසුරින් ක්‍රමලේඛ නිර්මාණය කිරීම<text:s/>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ඇල්ගොරිතම සංවර්ධනය කිරීම සදහා පාලන ව්‍යුහ වලට අදාල ක්‍රමලේඛ නිර්මාණය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for - Do ආකෘතිය අකාරය<text:s/>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while - Do ව්‍යුහය<text:s/>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Repeat until ව්‍යුහය<text:s/>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නීඩිත පාලන ව්‍යුහ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වරණය තුල පුනර්කරණය<text:s/>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ුනර්කරණය තුල වරණය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පැස්කල් ක්‍රමලේඛන භාෂාව ඇසුරින් ආරාව භාවිතය<text:s text:c="2"/>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ගැටළු විසඳීමට ක්‍රමලේඛ ලිවීම</text:p>
          </table:table-cell>
          <table:table-cell office:value-type="string" table:style-name="ce1">
            <text:p>ආරාවකට අගයන් පැවරීම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තොරතුරු පද්ධති සංකල්පය<text:s/>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අත්යුරු පද්ධති පරිගණකගත කිරීම<text:s/>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<text:s/>උප පද්ධති<text:s/>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තොරතුරු පද්ධති සංවර්ධන ක්‍රියාවලිය<text:s/></text:p>
          </table:table-cell>
          <table:table-cell office:value-type="string" table:style-name="ce1">
            <text:p>පද්ධති සංවර්ධන ක්‍රමවේද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URL යනු කුමක්ද<text:s/>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IP ලිපින යනු කුමක්ද<text:s/>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ේ මෙහෙයුම සිදුවන අකාරය<text:s/>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ේ කාර්යන්<text:s/>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ගොනු හුවමාරු නියමාවලිය<text:s/>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සෙවුම් යන්ත්‍ර<text:s/>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තොරතුරු සෙවීම හා සන්නිවේදනය සදහා අන්තර්ජාලය ඵලදායි ලෙස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<text:s/>සන්නිවේදනය සදහා අන්තර්ජාලය <text:s/>භාවිතය<text:s/>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විද්‍යුත් තැපෑල හෙවත් E-mail වල වාසි<text:s/>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විද්‍යුත් තැපෑල් ලිපියක් යැවීම<text:s/>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විද්‍යුත් තැපෑල් ගිණුමක් තුල භාවිතයේ පහසුව සදහා ලිපි වර්ග කිර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වලාකුළු පරිගණක සංකල්පය<text:s text:c="2"/>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සුදුසු ග්‍රාපික මෘදුකාංග භාවිතයෙන් සාධනීය ස්ථිතික ග්‍රාපික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ංකිත ග්‍රාපික<text:s/>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ංකිත ග්‍රාපිකයක මූලිකාංග<text:s/>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අන්තර්ජාලය හා විද්‍යුත් තැපෑල</text:p>
          </table:table-cell>
          <table:table-cell office:value-type="string" table:style-name="ce1">
            <text:p>ග්‍රාපික මෘදුකාංග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ඵලදායි ලෙස තොරතුරු ඉදිරිපත් කිරීම සදහා බහුමාධ්‍ය භාවිතය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සුදුසු ග්‍රාපික මෘදුකාංග භාවිතයෙන් සාධනීය ස්ථිතික ග්‍රාපික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මෘදුකාංගයේ මෙවලම්<text:s/>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GIMT 2.8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සුදුසු ග්‍රාපික මෘදුකාංග භාවිතයෙන් සාධනීය ස්ථිතික ග්‍රාපික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සජීවීකරණයක් නිර්මාණය කිරීමේ මුලික අරමුණු<text:s/>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4-0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සජීවීකරණ භාවිතයේ මුලිකාංග<text:s/>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මෘදුකාංගයක් ඇසුරින් ද්විමය සජිවිකරණයක්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5-0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ශ්‍රව්‍ය සන්ධාර මෘදුකාංගයක් භාවිතයේ මුලිකාංග<text:s text:c="2"/>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ශ්‍රව්‍ය සන්ධාර<text:s/>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6-0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වින්ඩෝස් මුවි මේකර් භාවිතයෙන් ශ්‍රව්‍ය සන්ධාර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බහුමාධ්‍ය භාවිතය</text:p>
          </table:table-cell>
          <table:table-cell office:value-type="string" table:style-name="ce1">
            <text:p>ශ්‍රව්‍ය සන්ධාර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 මාධ්‍ය තාක්ෂනය යොදාගනිමින් සරල වෙබ් අඩවියක්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අඩවියක් නිර්මාණය හැදින්වීම<text:s/>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සන්ධාරය සංවිධානය<text:s/>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පිටුවල ව්‍යුහය හා පිරි සැලැස්ම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පිටුවක් නිර්මාණය කිරීම<text:s/>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මාතෘකා<text:s/>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ලැයිස්තු<text:s text:c="2"/>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අධිසන්ධාන<text:s/>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ගු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තීරු කිහිපයක් එක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 මාධ්‍ය තාක්ෂනය යොදාගනිමින් සරල වෙබ් අඩවියක්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<text:s/>වෙබ් අඩවියක අවශ්‍යතාව සහ අන්තර්ගතය<text:s/>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<text:s/>වෙබ් අඩවි ප්‍රකාශයට පත් කිරිම<text:s/>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උසුලන භාවිතා කරමින් වෙබ් අඩවියක මුල් පිටුව නිර්මාණය කිරීම්<text:s/>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උසුලන භාවිතා කරමින් වෙබ් අඩවියක උප පිටුව නිර්මාණය කිරීම්<text:s/>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නිර්මාණ මෘදුකාංග වර්ග<text:s/>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ස්ථිතික හා ගතික වෙබ් අඩවි<text:s/>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අඩවි නිර්මාණ මෘදුකාංග I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සංස්කාරක<text:s/>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බහුමාධ්‍ය තාක්ෂණය යොදා ගනිමින් සරල වෙබ් අඩවි නිර්මාණය<text:s text:c="2"/></text:p>
          </table:table-cell>
          <table:table-cell office:value-type="string" table:style-name="ce1">
            <text:p>වෙබ් අඩවි නිර්මාණ මෘදුකාංග ii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විනෝදාස්වාදය සදහා තොරතුරු හා සන්නිවේදන තාක්ෂණය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 භාවිතයේදී මතුවන ගැටළු<text:s/>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තාර්කික ගැටළු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දාචාරාත්මක ගැටළු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ෞඛ්‍ය ගැටළු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මාංශ පේශි හා අස්ථි ආශ්‍රිත ගැටළු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ct-11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ය සහ තොරතුරු හා සන්නිවේදන තාක්ෂණය</text:p>
          </table:table-cell>
          <table:table-cell office:value-type="string" table:style-name="ce1">
            <text:p>සමාජ වෙබ් අඩවි</text:p>
          </table:table-cell>
          <table:table-cell table:number-columns-repeated="16374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9-20T12:21:30Z</meta:creation-date>
    <dc:date>2022-09-24T09:45:06Z</dc:date>
    <meta:template xlink:href="" xlink:type="simple"/>
    <meta:editing-cycles>107</meta:editing-cycles>
    <meta:editing-duration>PT23340S</meta:editing-duration>
  </office:meta>
</office:document-meta>
</file>